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1.893cm" fo:min-width="13.96cm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1.89cm" fo:min-width="13.96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86cm" fo:min-width="4.34cm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586cm" fo:min-width="4.342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86cm" fo:min-width="4.344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1.584cm" fo:min-width="4.34cm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1.584cm" fo:min-width="4.342cm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84cm" fo:min-width="4.344cm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3.117cm" fo:min-width="4.34cm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3.117cm" fo:min-width="4.342cm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3.117cm" fo:min-width="4.34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15.397cm" fo:text-align="center" fo:text-indent="7.142cm"/>
      <style:text-properties fo:font-size="18pt" style:font-size-asian="16pt" style:font-size-complex="16pt" style:font-weight-complex="normal"/>
    </style:style>
    <style:style style:name="P3" style:family="paragraph">
      <loext:graphic-properties draw:fill-color="#ffffff"/>
      <style:paragraph-properties fo:margin-left="0cm" fo:margin-right="15.397cm" fo:text-align="center" fo:text-indent="7.142cm"/>
      <style:text-properties fo:font-size="18pt" style:font-size-asian="18pt" style:font-size-complex="18pt" style:font-weight-complex="normal"/>
    </style:style>
    <style:style style:name="P4" style:family="paragraph">
      <loext:graphic-properties draw:fill-color="#ffffff"/>
      <style:paragraph-properties fo:margin-left="0cm" fo:margin-right="15.397cm" fo:text-align="center" fo:text-indent="7.142cm"/>
      <style:text-properties fo:font-size="18pt" style:font-size-asian="10pt" style:font-size-complex="10pt" style:font-weight-complex="normal"/>
    </style:style>
    <style:style style:name="P5" style:family="paragraph">
      <loext:graphic-properties draw:fill-color="#ffffff"/>
      <style:paragraph-properties fo:margin-left="0cm" fo:margin-right="15.397cm" fo:text-align="center" fo:text-indent="7.142cm"/>
      <style:text-properties fo:font-size="18pt" style:font-weight-complex="normal"/>
    </style:style>
    <style:style style:name="T1" style:family="text">
      <style:text-properties fo:font-size="18pt" style:font-size-asian="16pt" style:font-size-complex="16pt" style:font-weight-complex="normal"/>
    </style:style>
    <style:style style:name="T2" style:family="text">
      <style:text-properties fo:font-size="18pt" style:font-size-asian="18pt" style:font-size-complex="18pt" style:font-weight-complex="normal"/>
    </style:style>
    <style:style style:name="T3" style:family="text">
      <style:text-properties fo:font-size="18pt" style:font-size-asian="10pt" style:font-size-complex="10pt" style:font-weight-complex="normal"/>
    </style:style>
    <style:style style:name="T4" style:family="text">
      <style:text-properties fo:font-size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46cm" svg:height="2.143cm" svg:x="0.393cm" svg:y="12.135cm">
          <text:p text:style-name="P1"><text:span text:style-name="T1">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4.46cm" svg:height="2.143cm" svg:x="0.393cm" svg:y="9.992cm">
          <text:p text:style-name="P1"><text:span text:style-name="T1">Host 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4.46cm" svg:height="2.14cm" svg:x="0.393cm" svg:y="7.852cm">
          <text:p text:style-name="P1"><text:span text:style-name="T1">Hypervi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4cm" svg:height="1.836cm" svg:x="0.393cm" svg:y="2.649cm">
          <text:p text:style-name="P1"><text:span text:style-name="T2">Bin/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842cm" svg:height="1.836cm" svg:x="5.167cm" svg:y="2.649cm">
          <text:p text:style-name="P1"><text:span text:style-name="T2">Bin/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844cm" svg:height="1.836cm" svg:x="10.009cm" svg:y="2.649cm">
          <text:p text:style-name="P1"><text:span text:style-name="T2">Bin/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84cm" svg:height="1.834cm" svg:x="0.393cm" svg:y="0.815cm">
          <text:p text:style-name="P1"><text:span text:style-name="T2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842cm" svg:height="1.834cm" svg:x="5.167cm" svg:y="0.815cm">
          <text:p text:style-name="P1"><text:span text:style-name="T2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844cm" svg:height="1.834cm" svg:x="10.009cm" svg:y="0.815cm">
          <text:p text:style-name="P1"><text:span text:style-name="T2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4.84cm" svg:height="3.367cm" svg:x="0.393cm" svg:y="4.485cm">
          <text:p text:style-name="P1"><text:span text:style-name="T3">Guest 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4.842cm" svg:height="3.367cm" svg:x="5.167cm" svg:y="4.485cm">
          <text:p text:style-name="P1"><text:span text:style-name="T4">Guest 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4.844cm" svg:height="3.367cm" svg:x="10.009cm" svg:y="4.485cm">
          <text:p text:style-name="P1"><text:span text:style-name="T4">Guest O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15cm" fo:margin-bottom="1.283cm" fo:margin-left="0cm" fo:margin-right="0cm" fo:page-width="15.24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0:40:14.401420923</meta:creation-date>
    <dc:date>2015-07-29T11:58:49.764038921</dc:date>
    <meta:editing-duration>PT33M43S</meta:editing-duration>
    <meta:editing-cycles>8</meta:editing-cycles>
    <meta:generator>LibreOffice/4.4.4.3$Linux_X86_64 LibreOffice_project/40m0$Build-3</meta:generator>
    <meta:document-statistic meta:object-count="12"/>
  </office:meta>
</office:document-meta>
</file>